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opacity-name="" draw:textarea-horizontal-align="justify" draw:textarea-vertical-align="middle" draw:auto-grow-height="false" fo:min-height="7.599cm" fo:min-width="17.839cm"/>
      <style:paragraph-properties style:writing-mode="lr-tb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401cm" fo:min-width="8.1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339cm" svg:height="7.849cm" svg:x="1.635cm" svg:y="1.33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1.651cm" svg:x="1.889cm" svg:y="3.507cm">
          <text:p text:style-name="P2">Deklaracija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144cm" svg:height="1.905cm" svg:x="9.001cm" svg:y="1.921cm">
          <draw:text-box>
            <text:p text:style-name="P4"><text:span text:style-name="T1">AST čvor</text:span></text:p>
          </draw:text-box>
        </draw:frame>
        <draw:custom-shape draw:style-name="gr2" draw:text-style-name="P3" draw:layer="layout" svg:width="8.636cm" svg:height="1.651cm" svg:x="11.089cm" svg:y="3.507cm">
          <text:p text:style-name="P2">Izraz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1.651cm" svg:x="1.889cm" svg:y="5.407cm">
          <text:p text:style-name="P2">Naredb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1.651cm" svg:x="11.089cm" svg:y="5.407cm">
          <text:p text:style-name="P2">Operat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1.651cm" svg:x="6.489cm" svg:y="7.307cm">
          <text:p text:style-name="P2">Komponenta izvornog kod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6T11:10:46.846000000</meta:creation-date>
    <dc:date>2020-04-06T11:29:00.023000000</dc:date>
    <meta:editing-duration>PT7M53S</meta:editing-duration>
    <meta:editing-cycles>1</meta:editing-cycles>
    <meta:document-statistic meta:object-count="7"/>
    <meta:generator>LibreOffice/6.4.0.3$Windows_X86_64 LibreOffice_project/b0a288ab3d2d4774cb44b62f04d5d28733ac6df8</meta:generator>
  </office:meta>
</office:document-meta>
</file>